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der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ypto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ugme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Glu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set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ak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nap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andy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te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ak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veres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otel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Shutt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rag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irlin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ycl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ter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oss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lob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hare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haus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m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sse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Vow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7095" meta:object-count="0"/>
    <meta:generator>LibreOfficeDev/6.0.5.2$Linux_X86_64 LibreOffice_project/</meta:generator>
  </office:meta>
</office:document-meta>
</file>